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495cm"/>
    </style:style>
    <style:style style:name="Tabla1.B" style:family="table-column">
      <style:table-column-properties style:column-width="10.32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18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8" style:family="table-row">
      <style:table-row-properties style:min-row-height="0.818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e06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text-properties style:font-name="Candara" fo:font-size="10pt" style:font-size-asian="10pt" style:font-size-complex="10pt"/>
    </style:style>
    <style:style style:name="P8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9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officeooo:paragraph-rsid="0040e8a3"/>
    </style:style>
    <style:style style:name="P12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c9d1c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f1460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1cd6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511b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Preformatted_20_Text">
      <style:paragraph-properties fo:text-align="start" style:justify-single-word="false"/>
      <style:text-properties officeooo:paragraph-rsid="0040fa1d"/>
    </style:style>
    <style:style style:name="P33" style:family="paragraph" style:parent-style-name="Preformatted_20_Text">
      <style:paragraph-properties fo:text-align="start" style:justify-single-word="false"/>
      <style:text-properties officeooo:paragraph-rsid="0043c3d8"/>
    </style:style>
    <style:style style:name="P34" style:family="paragraph" style:parent-style-name="Preformatted_20_Text">
      <style:paragraph-properties fo:text-align="start" style:justify-single-word="false"/>
      <style:text-properties officeooo:paragraph-rsid="004511b8"/>
    </style:style>
    <style:style style:name="P35" style:family="paragraph" style:parent-style-name="Preformatted_20_Text">
      <style:paragraph-properties fo:text-align="start" style:justify-single-word="false"/>
      <style:text-properties officeooo:paragraph-rsid="0048754f"/>
    </style:style>
    <style:style style:name="P36" style:family="paragraph" style:parent-style-name="Preformatted_20_Text">
      <style:paragraph-properties fo:text-align="start" style:justify-single-word="false"/>
      <style:text-properties officeooo:paragraph-rsid="004c9eec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officeooo:paragraph-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officeooo:paragraph-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officeooo:paragraph-rsid="0046d617"/>
    </style:style>
    <style:style style:name="T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7c67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officeooo:rsid="002d58ef"/>
    </style:style>
    <style:style style:name="T13" style:family="text">
      <style:text-properties officeooo:rsid="002d9bbf"/>
    </style:style>
    <style:style style:name="T14" style:family="text">
      <style:text-properties officeooo:rsid="002e62e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f1460"/>
    </style:style>
    <style:style style:name="T17" style:family="text">
      <style:text-properties officeooo:rsid="0040fa1d"/>
    </style:style>
    <style:style style:name="T18" style:family="text">
      <style:text-properties officeooo:rsid="0043c3d8"/>
    </style:style>
    <style:style style:name="T19" style:family="text">
      <style:text-properties officeooo:rsid="004511b8"/>
    </style:style>
    <style:style style:name="T20" style:family="text">
      <style:text-properties officeooo:rsid="004a7e96"/>
    </style:style>
    <style:style style:name="T21" style:family="text">
      <style:text-properties officeooo:rsid="004c37e1"/>
    </style:style>
    <style:style style:name="T22" style:family="text">
      <style:text-properties officeooo:rsid="004c9e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ejercicio</text:p>
          </table:table-cell>
          <table:table-cell table:style-name="Tabla1.B1" office:value-type="string">
            <text:p text:style-name="P1">tema</text:p>
          </table:table-cell>
        </table:table-row>
        <table:table-row table:style-name="Tabla1.2">
          <table:table-cell table:style-name="Tabla1.A2" office:value-type="string">
            <text:p text:style-name="P10">Java</text:p>
          </table:table-cell>
          <table:table-cell table:style-name="Tabla1.B2" office:value-type="string">
            <text:p text:style-name="P13"/>
          </table:table-cell>
        </table:table-row>
        <table:table-row table:style-name="Tabla1.2">
          <table:table-cell table:style-name="Tabla1.A2" office:value-type="string">
            <text:p text:style-name="P2">u1Java/FreeHInputStream.<text:span text:style-name="T12">java</text:span></text:p>
          </table:table-cell>
          <table:table-cell table:style-name="Tabla1.B2" office:value-type="string">
            <text:p text:style-name="P14">Process, ProcessBuilder, InputStreamReader, getInputStream(), <text:span text:style-name="T12">free -h</text:span></text:p>
          </table:table-cell>
        </table:table-row>
        <table:table-row table:style-name="Tabla1.2">
          <table:table-cell table:style-name="Tabla1.A2" office:value-type="string">
            <text:p text:style-name="P3">u1Java/<text:span text:style-name="T12">IpListLinuxWin.java</text:span></text:p>
          </table:table-cell>
          <table:table-cell table:style-name="Tabla1.B2" office:value-type="string">
            <text:p text:style-name="P15">Ip -a, linux, windows, InputStream, <text:span text:style-name="T13">regex, split(), matches(), System.getProperty(), Process, ProcessBuilder</text:span>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2">Ip.java</text:span></text:p>
          </table:table-cell>
          <table:table-cell table:style-name="Tabla1.B2" office:value-type="string">
            <text:p text:style-name="P16">Ipconfig, <text:span text:style-name="T15">PrsocessBuilder</text:span>, <text:s/>waitFor(), exitCode, InputStream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4">TarCompressor.java</text:span></text:p>
          </table:table-cell>
          <table:table-cell table:style-name="Tabla1.B2" office:value-type="string">
            <text:p text:style-name="P16">Tar, ProcessBuilder</text:p>
          </table:table-cell>
        </table:table-row>
        <table:table-row table:style-name="Tabla1.2">
          <table:table-cell table:style-name="Tabla1.A2" office:value-type="string">
            <text:p text:style-name="P22">u2/Threads/Banco.java</text:p>
          </table:table-cell>
          <table:table-cell table:style-name="Tabla1.B2" office:value-type="string">
            <text:p text:style-name="P17">Runnable, lambda, new Thread(), <text:s/>synchronized, join()</text:p>
          </table:table-cell>
        </table:table-row>
        <table:table-row table:style-name="Tabla1.2">
          <table:table-cell table:style-name="Tabla1.A2" office:value-type="string">
            <text:p text:style-name="P5">u2/Threads/CancionInfantilMain.java</text:p>
            <text:p text:style-name="P5">u2/Threads/CancionInfantil.java</text:p>
          </table:table-cell>
          <table:table-cell table:style-name="Tabla1.B2" office:value-type="string">
            <text:p text:style-name="P18">Thread, enum, Runnable, setPriority()</text:p>
          </table:table-cell>
        </table:table-row>
        <table:table-row table:style-name="Tabla1.2">
          <table:table-cell table:style-name="Tabla1.A2" office:value-type="string">
            <text:p text:style-name="P6">u2/Threads/CarreraCorredor.java</text:p>
          </table:table-cell>
          <table:table-cell table:style-name="Tabla1.B2" office:value-type="string">
            <text:p text:style-name="P18">Synchronized, wait(), System.currentTimeMillis(), notify(), Object</text:p>
          </table:table-cell>
        </table:table-row>
        <table:table-row table:style-name="Tabla1.2">
          <table:table-cell table:style-name="Tabla1.A2" office:value-type="string">
            <text:p text:style-name="P6">u2/Threads/CarreraNotifyAll.java</text:p>
          </table:table-cell>
          <table:table-cell table:style-name="Tabla1.B2" office:value-type="string">
            <text:p text:style-name="P18">isAlive(), interrupt(), notifyAll(), Thread, Object, synchronized, ArrayList&lt;Thread&gt;</text:p>
          </table:table-cell>
        </table:table-row>
        <table:table-row table:style-name="Tabla1.2">
          <table:table-cell table:style-name="Tabla1.A2" office:value-type="string">
            <text:p text:style-name="P23">u2/Threads/ImplementaRunnableMain.java</text:p>
            <text:p text:style-name="P23">u2/Threads/ImplementaRunnableClase.java</text:p>
          </table:table-cell>
          <table:table-cell table:style-name="Tabla1.B2" office:value-type="string">
            <text:p text:style-name="P19">Runnable con parámetro en constructor, run(), Thread, setName(), getName(), <text:span text:style-name="T16">ArrayList&lt;Thread&gt;, </text:span>start(), join()</text:p>
          </table:table-cell>
        </table:table-row>
        <table:table-row table:style-name="Tabla1.2">
          <table:table-cell table:style-name="Tabla1.A2" office:value-type="string">
            <text:p text:style-name="P24">u2/Threads/SynchronizedCounter.java</text:p>
            <text:p text:style-name="P24">u2/Threads/SynchronizedWith5Threads.java</text:p>
          </table:table-cell>
          <table:table-cell table:style-name="Tabla1.B2" office:value-type="string">
            <text:p text:style-name="P20">synchronized, Runnable, Thread, join()</text:p>
          </table:table-cell>
        </table:table-row>
        <table:table-row table:style-name="Tabla1.2">
          <table:table-cell table:style-name="Tabla1.A2" office:value-type="string">
            <text:p text:style-name="P11"><text:span text:style-name="T1">u2/Threads/T</text:span><text:span text:style-name="T2">hread3OpcionesAux</text:span><text:span text:style-name="T1">.java</text:span></text:p>
            <text:p text:style-name="P11"><text:span text:style-name="T1">u2/Threads/T</text:span><text:span text:style-name="T2">hread3OpcionesMain</text:span><text:span text:style-name="T1">.java</text:span></text:p>
          </table:table-cell>
          <table:table-cell table:style-name="Tabla1.B2" office:value-type="string">
            <text:p text:style-name="P21">extends Thread, run(), lambda vs Runnable, start(), join()</text:p>
          </table:table-cell>
        </table:table-row>
        <table:table-row table:style-name="Tabla1.2">
          <table:table-cell table:style-name="Tabla1.A2" office:value-type="string">
            <text:p text:style-name="P32"><text:span text:style-name="T3">u3/U</text:span><text:span text:style-name="T4">nicast/ClienteServidorBasico</text:span></text:p>
            <text:p text:style-name="P32"/>
          </table:table-cell>
          <table:table-cell table:style-name="Tabla1.B2" office:value-type="string">
            <text:p text:style-name="P37">DatagramSocket, DatagramPacket, UDP <text:span text:style-name="T18">Unicast</text:span>, receive(), end(), InetAddress, <text:s/>getByName(), <text:span text:style-name="T18">getBytes()</text:span></text:p>
          </table:table-cell>
        </table:table-row>
        <table:table-row table:style-name="Tabla1.2">
          <table:table-cell table:style-name="Tabla1.A2" office:value-type="string">
            <text:p text:style-name="P33"><text:span text:style-name="T3">u3/Unicast/C</text:span><text:span text:style-name="T5">hatWithIpList</text:span></text:p>
          </table:table-cell>
          <table:table-cell table:style-name="Tabla1.B2" office:value-type="string">
            <text:p text:style-name="P37">DatagramSocket, DatagramPacket, UDP <text:span text:style-name="T18">Unicast</text:span>, receive(), end(), <text:span text:style-name="T18">ArrayList&lt;</text:span>InetAddress<text:span text:style-name="T18">&gt;</text:span>, <text:s/>getByName(), <text:span text:style-name="T18">Scanner, getBytes(), getAddress()</text:span></text:p>
          </table:table-cell>
        </table:table-row>
        <table:table-row table:style-name="Tabla1.2">
          <table:table-cell table:style-name="Tabla1.A2" office:value-type="string">
            <text:p text:style-name="P33"><text:span text:style-name="T3">u3/Unicast/</text:span><text:span text:style-name="T5">LiftControlRoom</text:span></text:p>
          </table:table-cell>
          <table:table-cell table:style-name="Tabla1.B2" office:value-type="string">
            <text:p text:style-name="P40">enum, <text:s/>Thread, UDP Unicast, JFrame, JPanel, Jbutton, Swing</text:p>
          </table:table-cell>
        </table:table-row>
        <table:table-row table:style-name="Tabla1.2">
          <table:table-cell table:style-name="Tabla1.A2" office:value-type="string">
            <text:p text:style-name="P27">u3/Unicast/MulticlientChat</text:p>
          </table:table-cell>
          <table:table-cell table:style-name="Tabla1.B2" office:value-type="string">
            <text:p text:style-name="P41">UDP Unicast</text:p>
          </table:table-cell>
        </table:table-row>
        <table:table-row table:style-name="Tabla1.2">
          <table:table-cell table:style-name="Tabla1.A2" office:value-type="string">
            <text:p text:style-name="P34"><text:span text:style-name="T6">u3/Unicast/Tarea1</text:span></text:p>
          </table:table-cell>
          <table:table-cell table:style-name="Tabla1.B2" office:value-type="string">
            <text:p text:style-name="P41">UDP Unicast, <text:span text:style-name="T19">parseInt(), args</text:span></text:p>
          </table:table-cell>
        </table:table-row>
        <table:table-row table:style-name="Tabla1.2">
          <table:table-cell table:style-name="Tabla1.A2" office:value-type="string">
            <text:p text:style-name="P28">u3/Unicast/UnicastPrime</text:p>
          </table:table-cell>
          <table:table-cell table:style-name="Tabla1.B2" office:value-type="string">
            <text:p text:style-name="P41">UDP Unicast, <text:span text:style-name="T19">Scanner, <text:s/>primo (isPrime()), getPort()</text:span></text:p>
          </table:table-cell>
        </table:table-row>
        <table:table-row table:style-name="Tabla1.2">
          <table:table-cell table:style-name="Tabla1.A2" office:value-type="string">
            <text:p text:style-name="P25"><text:span text:style-name="T17">u3/Broadcast/BroadcastBasico</text:span></text:p>
          </table:table-cell>
          <table:table-cell table:style-name="Tabla1.B2" office:value-type="string">
            <text:p text:style-name="P46"><text:span text:style-name="T5">UDP B</text:span><text:span text:style-name="T7">roadcast</text:span><text:span text:style-name="T5">, </text:span><text:span text:style-name="T7">setBroadcast(), getAddress(), getPort(), wildcard (</text:span><text:span text:style-name="T8">escuchar en </text:span><text:span text:style-name="T7">cualquier red)</text:span></text:p>
          </table:table-cell>
        </table:table-row>
        <table:table-row table:style-name="Tabla1.2">
          <table:table-cell table:style-name="Tabla1.A2" office:value-type="string">
            <text:p text:style-name="P26"><text:span text:style-name="T17">u3/Broadcast/BroadcastNotepad</text:span></text:p>
          </table:table-cell>
          <table:table-cell table:style-name="Tabla1.B2" office:value-type="string">
            <text:p text:style-name="P39"><text:span text:style-name="T18">UDP Broadcast, setBroadcast(), ProcessBuilder</text:span></text:p>
          </table:table-cell>
        </table:table-row>
        <table:table-row table:style-name="Tabla1.2">
          <table:table-cell table:style-name="Tabla1.A2" office:value-type="string">
            <text:p text:style-name="P35"><text:span text:style-name="T3">u3/M</text:span><text:span text:style-name="T9">ulticast</text:span><text:span text:style-name="T3">/M</text:span><text:span text:style-name="T9">ulticastSend</text:span></text:p>
          </table:table-cell>
          <table:table-cell table:style-name="Tabla1.B2" office:value-type="string">
            <text:p text:style-name="P42">UDP Multicast, NetworkInterface, getNetworkInterface(), Scanner, MulticastSocket, joinGroup() </text:p>
          </table:table-cell>
        </table:table-row>
        <table:table-row table:style-name="Tabla1.2">
          <table:table-cell table:style-name="Tabla1.A2" office:value-type="string">
            <text:p text:style-name="P29">u3/TCP/EnviarPdf</text:p>
          </table:table-cell>
          <table:table-cell table:style-name="Tabla1.B2" office:value-type="string">
            <text:p text:style-name="P43">TCP, Socket, ServerSocket, accept(), DataInputStream, <text:s/>DataOutputStream, getInputStream(), getOutputStream(), FileInputStream, FileOutputStream, lectura y escritura de bytes, leer y escribir byte a byte, read(), write(), <text:span text:style-name="T20">Thread (lambda)</text:span></text:p>
          </table:table-cell>
        </table:table-row>
        <table:table-row table:style-name="Tabla1.2">
          <table:table-cell table:style-name="Tabla1.A2" office:value-type="string">
            <text:p text:style-name="P29">u3/TCP/<text:span text:style-name="T20">ServerComando</text:span></text:p>
          </table:table-cell>
          <table:table-cell table:style-name="Tabla1.B2" office:value-type="string">
            <text:p text:style-name="P43">TCP, <text:span text:style-name="T20">BufferedReader, readLine(), ProcessBuilder, writeUTF(), readUTF()</text:span></text:p>
          </table:table-cell>
        </table:table-row>
        <table:table-row table:style-name="Tabla1.2">
          <table:table-cell table:style-name="Tabla1.A2" office:value-type="string">
            <text:p text:style-name="P30">u3/TCP/<text:span text:style-name="T20">ServerCuentaConsonantes</text:span></text:p>
          </table:table-cell>
          <table:table-cell table:style-name="Tabla1.B2" office:value-type="string">
            <text:p text:style-name="P43">TCP, <text:span text:style-name="T20">Character.toLowerCase(), Character.isLetter(), charAt(), contar vocales y cononantes</text:span></text:p>
          </table:table-cell>
        </table:table-row>
        <table:table-row table:style-name="Tabla1.2">
          <table:table-cell table:style-name="Tabla1.A2" office:value-type="string">
            <text:p text:style-name="P29">u3/TCP/<text:span text:style-name="T20">TcpConThreads</text:span></text:p>
          </table:table-cell>
          <table:table-cell table:style-name="Tabla1.B2" office:value-type="string">
            <text:p text:style-name="P43">TCP, <text:span text:style-name="T20">Thread (Runnable), pasar el socket como parámetro al Runnable, server.accept()</text:span></text:p>
          </table:table-cell>
        </table:table-row>
        <text:soft-page-break/>
        <table:table-row table:style-name="Tabla1.2">
          <table:table-cell table:style-name="Tabla1.A2" office:value-type="string">
            <text:p text:style-name="P31">u4/EmailConMaven</text:p>
          </table:table-cell>
          <table:table-cell table:style-name="Tabla1.B2" office:value-type="string">
            <text:p text:style-name="P44">Smtp, email, dependencia de ‘simple mail’ (pom.xml), simplemail, simplejavamail</text:p>
          </table:table-cell>
        </table:table-row>
        <table:table-row table:style-name="Tabla1.28">
          <table:table-cell table:style-name="Tabla1.A2" office:value-type="string">
            <text:p text:style-name="P31">u4/HtmlServer</text:p>
          </table:table-cell>
          <table:table-cell table:style-name="Tabla1.B2" office:value-type="string">
            <text:p text:style-name="P44">HTTP, html, BufferedReader, BufferedWriter, <text:span text:style-name="T22">FileReader, </text:span>readLine(), write(), <text:span text:style-name="T21">flush(), split(), replaceFirst()</text:span></text:p>
          </table:table-cell>
        </table:table-row>
        <table:table-row table:style-name="Tabla1.2">
          <table:table-cell table:style-name="Tabla1.A2" office:value-type="string">
            <text:p text:style-name="P36"><text:span text:style-name="T10">u4/A</text:span><text:span text:style-name="T11">piOperaciones</text:span></text:p>
          </table:table-cell>
          <table:table-cell table:style-name="Tabla1.B2" office:value-type="string">
            <text:p text:style-name="P45">HTTP, JSON, switch, Integer.parseInt(), split(), respuestas HTTP, suma, resta, multiplicación, división, HTTP 200, HTTP 400</text:p>
          </table:table-cell>
        </table:table-row>
        <table:table-row table:style-name="Tabla1.2">
          <table:table-cell table:style-name="Tabla1.A2" office:value-type="string">
            <text:p text:style-name="P28"/>
          </table:table-cell>
          <table:table-cell table:style-name="Tabla1.B2" office:value-type="string">
            <text:p text:style-name="P16"/>
          </table:table-cell>
        </table:table-row>
        <table:table-row table:style-name="Tabla1.2">
          <table:table-cell table:style-name="Tabla1.A2" office:value-type="string">
            <text:p text:style-name="P28"/>
          </table:table-cell>
          <table:table-cell table:style-name="Tabla1.B2" office:value-type="string">
            <text:p text:style-name="P16"/>
          </table:table-cell>
        </table:table-row>
      </table:table>
      <text:p text:style-name="P7"/>
      <text:p text:style-name="P7"/>
      <text:p text:style-name="P8"/>
      <text:p text:style-name="P12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2-28T14:10:20.364000000</dc:date>
    <meta:editing-duration>PT9H32M23S</meta:editing-duration>
    <meta:editing-cycles>55</meta:editing-cycles>
    <meta:generator>LibreOffice/6.3.2.2$Windows_X86_64 LibreOffice_project/98b30e735bda24bc04ab42594c85f7fd8be07b9c</meta:generator>
    <meta:document-statistic meta:table-count="1" meta:image-count="0" meta:object-count="0" meta:page-count="2" meta:paragraph-count="61" meta:word-count="249" meta:character-count="2950" meta:non-whitespace-character-count="2754"/>
  </office:meta>
</office:document-meta>
</file>